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Heading_20_2">
      <style:text-properties style:font-name="Times New Roman" fo:font-size="11pt" officeooo:rsid="008a346a" officeooo:paragraph-rsid="0094e328" style:font-size-asian="11pt" style:font-name-complex="Times New Roman" style:font-size-complex="11pt"/>
    </style:style>
    <style:style style:name="P5" style:family="paragraph" style:parent-style-name="Text_20_body">
      <style:text-properties style:font-name="Times New Roman" fo:font-size="11pt" officeooo:rsid="008a346a" style:font-size-asian="11pt" style:font-name-complex="Times New Roman" style:font-size-complex="11pt"/>
    </style:style>
    <style:style style:name="P6" style:family="paragraph" style:parent-style-name="Heading_20_2">
      <style:text-properties style:font-name="Times New Roman" fo:font-size="11pt" officeooo:rsid="008a346a" style:font-size-asian="11pt" style:font-name-complex="Times New Roman" style:font-size-complex="11pt"/>
    </style:style>
    <style:style style:name="P7" style:family="paragraph" style:parent-style-name="Normal">
      <style:text-properties style:font-name="Times New Roman" fo:font-size="11pt" officeooo:rsid="008a346a" officeooo:paragraph-rsid="0094e328" style:font-size-asian="11pt" style:font-name-complex="Times New Roman" style:font-size-complex="11pt"/>
    </style:style>
    <style:style style:name="T1" style:family="text">
      <style:text-properties officeooo:rsid="0099e1c2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περιβάλλοντος εργασ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h text:style-name="P4" text:outline-level="2"><text:span text:style-name="Strong_20_Emphasis">1. Ποιος από τους παρακάτω θεωρείται βασικός παράγοντας του εργασιακού περιβάλλοντος;</text:span></text:h>
      <text:p text:style-name="P5">Α. Ο καιρός<text:line-break/>Β. Οι σχέσεις μεταξύ εργαζομένων<text:line-break/>Γ. Η διατροφή στο σπίτι<text:line-break/>Δ. Οι εξωσχολικές δραστηριότητες<text:line-break/><text:span text:style-name="Strong_20_Emphasis">Σωστό: Β</text:span></text:p>
      <text:h text:style-name="P6" text:outline-level="2"><text:span text:style-name="Strong_20_Emphasis">2. Τι είναι «εργονομία»;</text:span></text:h>
      <text:p text:style-name="P5">Α. Η μελέτη της ανθρώπινης συμπεριφοράς<text:line-break/>Β. Η προσαρμογή της εργασίας στον εργαζόμενο<text:line-break/>Γ. Η σωστή χρήση των χημικών<text:line-break/>Δ. Ο καθαρισμός του χώρου<text:line-break/><text:span text:style-name="Strong_20_Emphasis">Σωστό: Β</text:span></text:p>
      <text:h text:style-name="P6" text:outline-level="2"><text:span text:style-name="Strong_20_Emphasis">3. Ποιος φορέας στην Ελλάδα είναι υπεύθυνος για την επιθεώρηση της εργασίας;</text:span></text:h>
      <text:p text:style-name="P5">Α. ΚΕΕΛΠΝΟ<text:line-break/>Β. ΕΦΕΤ<text:line-break/>Γ. ΣΕΠΕ<text:line-break/>Δ. ΕΟΔΥ<text:line-break/><text:span text:style-name="Strong_20_Emphasis">Σωστό: Γ</text:span></text:p>
      <text:h text:style-name="P6" text:outline-level="2"><text:span text:style-name="Strong_20_Emphasis">4. Ποιο από τα παρακάτω θεωρείται βιολογικός κίνδυνος;</text:span></text:h>
      <text:p text:style-name="P5">Α. Θόρυβος<text:line-break/>Β. Ιός<text:line-break/>Γ. Φωτιά<text:line-break/>Δ. Δόνηση<text:line-break/><text:span text:style-name="Strong_20_Emphasis">Σωστό: Β</text:span></text:p>
      <text:h text:style-name="P6" text:outline-level="2"><text:span text:style-name="Strong_20_Emphasis">5. Ποιο μέσο ατομικής προστασίας χρησιμοποιείται στην επαφή με σωματικά υγρά;</text:span></text:h>
      <text:p text:style-name="P5">Α. Γυαλιά ηλίου<text:line-break/>Β. Ποδιά κουζίνας<text:line-break/>Γ. Γάντια μιας χρήσης<text:line-break/>Δ. Κράνος<text:line-break/><text:span text:style-name="Strong_20_Emphasis">Σωστό: Γ</text:span></text:p>
      <text:h text:style-name="P6" text:outline-level="2"><text:soft-page-break/><text:span text:style-name="Strong_20_Emphasis">6. Ποιος είναι ο στόχος της υγιεινής και ασφάλειας;</text:span></text:h>
      <text:p text:style-name="P5">Α. Να αυξήσει την αποδοτικότητα μόνο<text:line-break/>Β. Να μειώσει τα ατυχήματα και τις ασθένειες<text:line-break/>Γ. Να βελτιώσει την εικόνα του φορέα<text:line-break/>Δ. Να αυξήσει την πελατεία<text:line-break/><text:span text:style-name="Strong_20_Emphasis">Σωστό: Β</text:span></text:p>
      <text:h text:style-name="P6" text:outline-level="2"><text:span text:style-name="Strong_20_Emphasis">7. Τι σημαίνει «στατιστική ανάλυση ατυχημάτων»;</text:span></text:h>
      <text:p text:style-name="P5">Α. Καταγραφή και μελέτη των ατυχημάτων<text:line-break/>Β. Δημιουργία νέων ατυχημάτων<text:line-break/>Γ. Επιβολή ποινών στους εργαζομένους<text:line-break/>Δ. Ανασχεδιασμός του χώρου<text:line-break/><text:span text:style-name="Strong_20_Emphasis">Σωστό: Α</text:span></text:p>
      <text:h text:style-name="P6" text:outline-level="2"><text:span text:style-name="Strong_20_Emphasis">8. Ποια είναι η πρώτη ενέργεια σε περίπτωση φωτιάς;</text:span></text:h>
      <text:p text:style-name="P5">Α. Τρέχουμε πανικόβλητοι<text:line-break/>Β. Αποσυνδέουμε το ρεύμα<text:line-break/>Γ. Ενεργοποιούμε τον συναγερμό<text:line-break/>Δ. Περιμένουμε οδηγίες<text:line-break/><text:span text:style-name="Strong_20_Emphasis">Σωστό: Γ</text:span></text:p>
      <text:h text:style-name="P6" text:outline-level="2"><text:span text:style-name="Strong_20_Emphasis">9. Ποιο από τα παρακάτω θεωρείται χημικός κίνδυνος;</text:span></text:h>
      <text:p text:style-name="P5">Α. Μικροοργανισμοί<text:line-break/>Β. Θερμοκρασία<text:line-break/>Γ. Απολυμαντικό<text:line-break/>Δ. Κουραστική στάση σώματος<text:line-break/><text:span text:style-name="Strong_20_Emphasis">Σωστό: Γ</text:span></text:p>
      <text:h text:style-name="P6" text:outline-level="2"><text:span text:style-name="Strong_20_Emphasis">10. Ποιος είναι ο σκοπός της απολύμανσης;</text:span></text:h>
      <text:p text:style-name="P5">Α. Να καθαρίσει το χώρο από σκόνη<text:line-break/>Β. Να σκοτώσει τα έντομα<text:line-break/>Γ. Να καταστρέψει παθογόνους μικροοργανισμούς<text:line-break/>Δ. Να απομακρύνει τα αλλεργιογόνα<text:line-break/><text:span text:style-name="Strong_20_Emphasis">Σωστό: Γ</text:span></text:p>
      <text:h text:style-name="P6" text:outline-level="2"><text:span text:style-name="Strong_20_Emphasis">11. Τι είναι «burnout»;</text:span></text:h>
      <text:p text:style-name="P5">Α. Σωματική εξάντληση<text:line-break/>Β. Ψυχική και σωματική εξουθένωση από εργασία<text:line-break/>Γ. Θερμοπληξία<text:line-break/>Δ. Τραυματισμός<text:line-break/><text:span text:style-name="Strong_20_Emphasis">Σωστό: Β</text:span></text:p>
      <text:h text:style-name="P6" text:outline-level="2"><text:soft-page-break/><text:span text:style-name="Strong_20_Emphasis">12. Σε ποια θέση πρέπει να βρίσκεται η πλάτη κατά την ανύψωση βάρους;</text:span></text:h>
      <text:p text:style-name="P5">Α. Λυγισμένη<text:line-break/>Β. Κυρτή<text:line-break/>Γ. Ευθεία<text:line-break/>Δ. Στριμμένη<text:line-break/><text:span text:style-name="Strong_20_Emphasis">Σωστό: Γ</text:span></text:p>
      <text:h text:style-name="P6" text:outline-level="2"><text:span text:style-name="Strong_20_Emphasis">13. Ποιο χρώμα έχει συνήθως ο πυροσβεστήρας σκόνης;</text:span></text:h>
      <text:p text:style-name="P5">Α. Κίτρινο<text:line-break/>Β. Κόκκινο<text:line-break/>Γ. Πράσινο<text:line-break/>Δ. Μπλε<text:line-break/><text:span text:style-name="Strong_20_Emphasis">Σωστό: Β</text:span></text:p>
      <text:h text:style-name="P6" text:outline-level="2"><text:span text:style-name="Strong_20_Emphasis">14. Πότε πρέπει να πλένουμε τα χέρια μας;</text:span></text:h>
      <text:p text:style-name="P5">Α. Μετά την εργασία μόνο<text:line-break/>Β. Πριν και μετά από κάθε επαφή με ασθενή<text:line-break/>Γ. Μόνο αν λερωθούν<text:line-break/>Δ. Μόνο στο τέλος της ημέρας<text:line-break/><text:span text:style-name="Strong_20_Emphasis">Σωστό: Β</text:span></text:p>
      <text:h text:style-name="P6" text:outline-level="2"><text:span text:style-name="Strong_20_Emphasis">15. Τι είναι το πρωτόκολλο ασφαλείας;</text:span></text:h>
      <text:p text:style-name="P5">Α. Κείμενο με διαδικασίες προστασίας<text:line-break/>Β. Εγχειρίδιο μηχανών<text:line-break/>Γ. Ημερολόγιο εργασίας<text:line-break/>Δ. Λίστα προμηθειών<text:line-break/><text:span text:style-name="Strong_20_Emphasis">Σωστό: Α</text:span></text:p>
      <text:h text:style-name="P6" text:outline-level="2"><text:span text:style-name="Strong_20_Emphasis">16. Ποια από τις παρακάτω στάσεις προκαλεί μυοσκελετικά προβλήματα;</text:span></text:h>
      <text:p text:style-name="P5">Α. Συχνά διαλείμματα<text:line-break/>Β. Όρθια στάση πολλών ωρών<text:line-break/>Γ. Καλή στάση καθίσματος<text:line-break/>Δ. Χαμηλή ένταση εργασίας<text:line-break/><text:span text:style-name="Strong_20_Emphasis">Σωστό: Β</text:span></text:p>
      <text:h text:style-name="P6" text:outline-level="2"><text:span text:style-name="Strong_20_Emphasis">17. Τι σημαίνει PPE;</text:span></text:h>
      <text:p text:style-name="P5">Α. Professional Personal Exercise<text:line-break/>Β. Personal Protective Equipment<text:line-break/>Γ. Public Protection Environment<text:line-break/>Δ. Personal Physical Evaluation<text:line-break/><text:span text:style-name="Strong_20_Emphasis">Σωστό: Β</text:span></text:p>
      <text:h text:style-name="P6" text:outline-level="2"><text:soft-page-break/><text:span text:style-name="Strong_20_Emphasis">18. Ποιος θεωρείται φυσικός κίνδυνος;</text:span></text:h>
      <text:p text:style-name="P5">Α. Θόρυβος<text:line-break/>Β. Ιός<text:line-break/>Γ. Χλώριο<text:line-break/>Δ. Οξύ<text:line-break/><text:span text:style-name="Strong_20_Emphasis">Σωστό: Α</text:span></text:p>
      <text:h text:style-name="P6" text:outline-level="2"><text:span text:style-name="Strong_20_Emphasis">19. Ποιος έχει ευθύνη για την ασφάλεια στο χώρο;</text:span></text:h>
      <text:p text:style-name="P5">Α. Μόνο ο εργοδότης<text:line-break/>Β. Μόνο ο εργαζόμενος<text:line-break/>Γ. Και εργοδότης και εργαζόμενος<text:line-break/>Δ. Κανένας<text:line-break/><text:span text:style-name="Strong_20_Emphasis">Σωστό: Γ</text:span></text:p>
      <text:h text:style-name="P6" text:outline-level="2"><text:span text:style-name="Strong_20_Emphasis">20. Η χρήση γαντιών αντικαθιστά το πλύσιμο χεριών;</text:span></text:h>
      <text:p text:style-name="P5">Α. Ναι<text:line-break/>Β. Μερικές φορές<text:line-break/>Γ. Ποτέ<text:line-break/>Δ. Μόνο στα νοσοκομεία<text:line-break/><text:span text:style-name="Strong_20_Emphasis">Σωστό: Γ</text:span></text:p>
      <text:h text:style-name="P6" text:outline-level="2"><text:span text:style-name="Strong_20_Emphasis">21. Ποιο είναι πρώτο βήμα στην παροχή Πρώτων Βοηθειών;</text:span></text:h>
      <text:p text:style-name="P5">Α. Έλεγχος περιβάλλοντος για κίνδυνο<text:line-break/>Β. Μετακίνηση τραυματία<text:line-break/>Γ. Χορήγηση φαρμάκου<text:line-break/>Δ. Καθαρισμός χώρου<text:line-break/><text:span text:style-name="Strong_20_Emphasis">Σωστό: Α</text:span></text:p>
      <text:h text:style-name="P6" text:outline-level="2"><text:span text:style-name="Strong_20_Emphasis">22. Τι είναι «νοσοκομειακή λοίμωξη»;</text:span></text:h>
      <text:p text:style-name="P5">Α. Λοίμωξη εκτός εργασίας<text:line-break/>Β. Λοίμωξη που μεταδίδεται στο χώρο περίθαλψης<text:line-break/>Γ. Λοίμωξη από τρόφιμα<text:line-break/>Δ. Λοίμωξη από ζώα<text:line-break/><text:span text:style-name="Strong_20_Emphasis">Σωστό: Β</text:span></text:p>
      <text:h text:style-name="P6" text:outline-level="2"><text:span text:style-name="Strong_20_Emphasis">23. Ποια επιφάνεια απολυμαίνεται συχνότερα;</text:span></text:h>
      <text:p text:style-name="P5">Α. Το πάτωμα<text:line-break/>Β. Οι λαβές θυρών<text:line-break/>Γ. Οι κουρτίνες<text:line-break/>Δ. Τα έπιπλα<text:line-break/><text:span text:style-name="Strong_20_Emphasis">Σωστό: Β</text:span></text:p>
      <text:h text:style-name="P6" text:outline-level="2"><text:soft-page-break/><text:span text:style-name="Strong_20_Emphasis">24. Ποιο μέσο προστατεύει από αερομεταφερόμενα σταγονίδια;</text:span></text:h>
      <text:p text:style-name="P5">Α. Μάσκα<text:line-break/>Β. Ποδιά<text:line-break/>Γ. Γάντια<text:line-break/>Δ. Γυαλιά<text:line-break/><text:span text:style-name="Strong_20_Emphasis">Σωστό: Α</text:span></text:p>
      <text:h text:style-name="P6" text:outline-level="2"><text:span text:style-name="Strong_20_Emphasis">25. Η κόπωση μπορεί να προκαλέσει:</text:span></text:h>
      <text:p text:style-name="P5">Α. Αύξηση προσοχής<text:line-break/>Β. Μείωση αποδοτικότητας και λάθη<text:line-break/>Γ. Μείωση ατυχημάτων<text:line-break/>Δ. Βελτίωση απόδοσης<text:line-break/><text:span text:style-name="Strong_20_Emphasis">Σωστό: Β</text:span></text:p>
      <text:h text:style-name="P6" text:outline-level="2"><text:span text:style-name="Strong_20_Emphasis">26. Τι είναι ο «Κανόνας 20-20-20»;</text:span></text:h>
      <text:p text:style-name="P5">Α. Ξεκούραση μάτια κάθε 20 λεπτά σε απόσταση 20 ποδιών για 20 δευτερόλεπτα<text:line-break/>Β. Άσκηση 20 λεπτών κάθε ημέρα<text:line-break/>Γ. 20 γεύματα – 20 ώρες – 20 θερμίδες<text:line-break/>Δ. Χρόνος καθαρισμού εργαλείων<text:line-break/><text:span text:style-name="Strong_20_Emphasis">Σωστό: Α</text:span></text:p>
      <text:h text:style-name="P6" text:outline-level="2"><text:span text:style-name="Strong_20_Emphasis">27. Τι κάνει το αντισηπτικό;</text:span></text:h>
      <text:p text:style-name="P5">Α. Εξουδετερώνει μικρόβια σε χέρια/δέρμα<text:line-break/>Β. Καθαρίζει λεκέδες<text:line-break/>Γ. Σκοτώνει παράσιτα<text:line-break/>Δ. Αρωματίζει<text:line-break/><text:span text:style-name="Strong_20_Emphasis">Σωστό: Α</text:span></text:p>
      <text:h text:style-name="P6" text:outline-level="2"><text:span text:style-name="Strong_20_Emphasis">28. Ποια είναι βασική προϋπόθεση καλής συνεργασίας;</text:span></text:h>
      <text:p text:style-name="P5">Α. Επιβολή<text:line-break/>Β. Επικοινωνία<text:line-break/>Γ. Ανταγωνισμός<text:line-break/>Δ. Απομόνωση<text:line-break/><text:span text:style-name="Strong_20_Emphasis">Σωστό: Β</text:span></text:p>
      <text:h text:style-name="P6" text:outline-level="2"><text:span text:style-name="Strong_20_Emphasis">29. Τι είναι «ασφάλεια εργασίας»;</text:span></text:h>
      <text:p text:style-name="P5">Α. Προστασία από κινδύνους στο χώρο εργασίας<text:line-break/>Β. Προστασία προσωπικών δεδομένων<text:line-break/>Γ. Εξασφάλιση σύνταξης<text:line-break/>Δ. Πρόγραμμα εργασίας<text:line-break/><text:span text:style-name="Strong_20_Emphasis">Σωστό: Α</text:span></text:p>
      <text:h text:style-name="P6" text:outline-level="2"><text:soft-page-break/><text:span text:style-name="Strong_20_Emphasis">30. Σε περίπτωση ηλεκτροπληξίας τι κάνουμε πρώτα;</text:span></text:h>
      <text:p text:style-name="P5">Α. Αγγίζουμε τον τραυματία<text:line-break/>Β. Απενεργοποιούμε το ρεύμα<text:line-break/>Γ. Τον σηκώνουμε<text:line-break/>Δ. Τον μεταφέρουμε<text:line-break/><text:span text:style-name="Strong_20_Emphasis">Σωστό: Β</text:span></text:p>
      <text:h text:style-name="P6" text:outline-level="2"><text:span text:style-name="Strong_20_Emphasis">31. Η μάσκα FFP2 προστατεύει κυρίως από:</text:span></text:h>
      <text:p text:style-name="P5">Α. Χημικές ουσίες<text:line-break/>Β. Σκόνες και σταγονίδια<text:line-break/>Γ. Θερμότητα<text:line-break/>Δ. Τραυματισμούς<text:line-break/><text:span text:style-name="Strong_20_Emphasis">Σωστό: Β</text:span></text:p>
      <text:h text:style-name="P6" text:outline-level="2"><text:span text:style-name="Strong_20_Emphasis">32. Ποιο είναι σύμπτωμα επαγγελματικού στρες;</text:span></text:h>
      <text:p text:style-name="P5">Α. Αυξημένη ενέργεια<text:line-break/>Β. Ευερεθιστότητα<text:line-break/>Γ. Πλήρης χαλάρωση<text:line-break/>Δ. Καλύτερη απόδοση<text:line-break/><text:span text:style-name="Strong_20_Emphasis">Σωστό: Β</text:span></text:p>
      <text:h text:style-name="P6" text:outline-level="2"><text:span text:style-name="Strong_20_Emphasis">33. Ποια ενέργεια μειώνει τη διασπορά μικροβίων;</text:span></text:h>
      <text:p text:style-name="P5">Α. Φτέρνισμα στον αέρα<text:line-break/>Β. Φτέρνισμα στον αγκώνα<text:line-break/>Γ. Αποφυγή πλυσίματος<text:line-break/>Δ. Χρήση κοινών πετσετών<text:line-break/><text:span text:style-name="Strong_20_Emphasis">Σωστό: Β</text:span></text:p>
      <text:h text:style-name="P6" text:outline-level="2"><text:span text:style-name="Strong_20_Emphasis">34. Ποια ουσία χρησιμοποιείται συχνά για απολύμανση;</text:span></text:h>
      <text:p text:style-name="P5">Α. Αλκοόλη 70%<text:line-break/>Β. Νερό<text:line-break/>Γ. Άμμος<text:line-break/>Δ. Αέρας<text:line-break/><text:span text:style-name="Strong_20_Emphasis">Σωστό: Α</text:span></text:p>
      <text:h text:style-name="P6" text:outline-level="2"><text:span text:style-name="Strong_20_Emphasis">35. Ποια είναι σημαντική δεξιότητα για εργαζόμενους υγείας;</text:span></text:h>
      <text:p text:style-name="P5">Α. Αδιαφορία<text:line-break/>Β. Ενσυναίσθηση<text:line-break/>Γ. Απροθυμία<text:line-break/>Δ. Επιθετικότητα<text:line-break/><text:span text:style-name="Strong_20_Emphasis">Σωστό: Β</text:span></text:p>
      <text:h text:style-name="P6" text:outline-level="2"><text:soft-page-break/><text:span text:style-name="Strong_20_Emphasis">36. Τι σημαίνει «επικίνδυνη απόβλητα Υγειονομικών Μονάδων»;</text:span></text:h>
      <text:p text:style-name="P5">Α. Σκουπίδια άσχετα με υγεία<text:line-break/>Β. Απόβλητα που μπορεί να προκαλέσουν βλάβη<text:line-break/>Γ. Προϊόντα καθαρισμού<text:line-break/>Δ. Κοινά απορρίμματα<text:line-break/><text:span text:style-name="Strong_20_Emphasis">Σωστό: Β</text:span></text:p>
      <text:h text:style-name="P6" text:outline-level="2"><text:span text:style-name="Strong_20_Emphasis">37. Ποιος είναι σωστός τρόπος επικοινωνίας με ασθενή;</text:span></text:h>
      <text:p text:style-name="P5">Α. Διακοπή συνεχώς<text:line-break/>Β. Χιούμορ για σοβαρές ασθένειες<text:line-break/>Γ. Ήρεμος, κατανοητός λόγος<text:line-break/>Δ. Εντολές χωρίς εξήγηση<text:line-break/><text:span text:style-name="Strong_20_Emphasis">Σωστό: Γ</text:span></text:p>
      <text:h text:style-name="P6" text:outline-level="2"><text:span text:style-name="Strong_20_Emphasis">38. Γιατί είναι σημαντική η στολή εργασίας;</text:span></text:h>
      <text:p text:style-name="P5">Α. Για εμφάνιση<text:line-break/>Β. Για άνεση<text:line-break/>Γ. Για προστασία και υγιεινή<text:line-break/>Δ. Για μόδα<text:line-break/><text:span text:style-name="Strong_20_Emphasis">Σωστό: Γ</text:span></text:p>
      <text:h text:style-name="P6" text:outline-level="2"><text:span text:style-name="Strong_20_Emphasis">39. Ποια από τις παρακάτω είναι μηχανικός κίνδυνος;</text:span></text:h>
      <text:p text:style-name="P5">Α. Ολισθηρό πάτωμα<text:line-break/>Β. Βακτήριο<text:line-break/>Γ. Χημικό οξύ<text:line-break/>Δ. Θόρυβος<text:line-break/><text:span text:style-name="Strong_20_Emphasis">Σωστό: Α</text:span></text:p>
      <text:h text:style-name="P6" text:outline-level="2"><text:span text:style-name="Strong_20_Emphasis">40. Τι σημαίνει «καλή πρακτική εργασίας»;</text:span></text:h>
      <text:p text:style-name="P5">Α. Λανθασμένες μέθοδοι<text:line-break/>Β. Διαδικασίες που μειώνουν κινδύνους<text:line-break/>Γ. Αδιαφορία για κανόνες<text:line-break/>Δ. Επιλογή κατά βούληση<text:line-break/><text:span text:style-name="Strong_20_Emphasis">Σωστό: Β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11-22T11:14:04.269102578">22/11/25</text:date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5-11-22T11:14:03.841292100</dc:date>
    <meta:editing-duration>PT5H38M58S</meta:editing-duration>
    <meta:editing-cycles>104</meta:editing-cycles>
    <meta:generator>LibreOffice/25.2.6.2$Windows_X86_64 LibreOffice_project/729c5bfe710f5eb71ed3bbde9e06a6065e9c6c5d</meta:generator>
    <meta:print-date>2025-11-21T16:10:22.752608100</meta:print-date>
    <meta:printed-by>PDF files</meta:printed-by>
    <dc:title>ΠεριβάλλονΕργασίας</dc:title>
    <dc:contributor>Ν.Αϊβαλιώτης</dc:contributor>
    <dc:publisher>Ν.Αϊβαλιώτης</dc:publisher>
    <meta:document-statistic meta:table-count="0" meta:image-count="0" meta:object-count="0" meta:page-count="7" meta:paragraph-count="85" meta:word-count="984" meta:character-count="6033" meta:non-whitespace-character-count="5129"/>
  </office:meta>
</office:document-meta>
</file>